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Network" style:family="table">
      <style:table-properties style:width="7.5597in" fo:margin-left="-0.3042in" table:align="left"/>
    </style:style>
    <style:style style:name="Network.A" style:family="table-column">
      <style:table-column-properties style:column-width="1.9347in"/>
    </style:style>
    <style:style style:name="Network.B" style:family="table-column">
      <style:table-column-properties style:column-width="1.3764in"/>
    </style:style>
    <style:style style:name="Network.D" style:family="table-column">
      <style:table-column-properties style:column-width="1.5028in"/>
    </style:style>
    <style:style style:name="Network.E" style:family="table-column">
      <style:table-column-properties style:column-width="1.3694in"/>
    </style:style>
    <style:style style:name="Network.A1" style:family="table-cell">
      <style:table-cell-properties fo:padding="0.0201in" fo:border-left="0.05pt solid #000000" fo:border-right="none" fo:border-top="0.05pt solid #000000" fo:border-bottom="0.05pt solid #000000" style:writing-mode="page"/>
    </style:style>
    <style:style style:name="Network.E1" style:family="table-cell">
      <style:table-cell-properties fo:padding="0.0201in" fo:border="0.05pt solid #000000" style:writing-mode="page"/>
    </style:style>
    <style:style style:name="Network.A2" style:family="table-cell">
      <style:table-cell-properties fo:padding="0.0201in" fo:border-left="0.05pt solid #000000" fo:border-right="none" fo:border-top="none" fo:border-bottom="0.05pt solid #000000" style:writing-mode="page"/>
    </style:style>
    <style:style style:name="Network.E2" style:family="table-cell">
      <style:table-cell-properties fo:padding="0.0201in" fo:border-left="0.05pt solid #000000" fo:border-right="0.05pt solid #000000" fo:border-top="none" fo:border-bottom="0.05pt solid #000000" style:writing-mode="page"/>
    </style:style>
    <style:style style:name="Interface" style:family="table">
      <style:table-properties style:width="7.775in" fo:margin-left="-0.4306in" table:align="left"/>
    </style:style>
    <style:style style:name="Interface.A" style:family="table-column">
      <style:table-column-properties style:column-width="2.5819in"/>
    </style:style>
    <style:style style:name="Interface.B" style:family="table-column">
      <style:table-column-properties style:column-width="1.3167in"/>
    </style:style>
    <style:style style:name="Interface.C" style:family="table-column">
      <style:table-column-properties style:column-width="1.3097in"/>
    </style:style>
    <style:style style:name="Interface.E" style:family="table-column">
      <style:table-column-properties style:column-width="1.25in"/>
    </style:style>
    <style:style style:name="Interface.A1" style:family="table-cell">
      <style:table-cell-properties fo:padding="0.0201in" fo:border-left="0.05pt solid #000000" fo:border-right="none" fo:border-top="0.05pt solid #000000" fo:border-bottom="0.05pt solid #000000" style:writing-mode="page"/>
    </style:style>
    <style:style style:name="Interface.E1" style:family="table-cell">
      <style:table-cell-properties fo:padding="0.0201in" fo:border="0.05pt solid #000000" style:writing-mode="page"/>
    </style:style>
    <style:style style:name="Interface.A2" style:family="table-cell">
      <style:table-cell-properties fo:padding="0.0201in" fo:border-left="0.05pt solid #000000" fo:border-right="none" fo:border-top="none" fo:border-bottom="0.05pt solid #000000" style:writing-mode="page"/>
    </style:style>
    <style:style style:name="Interface.E2" style:family="table-cell">
      <style:table-cell-properties fo:padding="0.0201in" fo:border-left="0.05pt solid #000000" fo:border-right="0.05pt solid #000000" fo:border-top="none" fo:border-bottom="0.05pt solid #000000" style:writing-mode="page"/>
    </style:style>
    <style:style style:name="ModeloNetwork" style:family="table">
      <style:table-properties style:width="2.8097in" table:align="center"/>
    </style:style>
    <style:style style:name="ModeloNetwork.A" style:family="table-column">
      <style:table-column-properties style:column-width="2.8097in"/>
    </style:style>
    <style:style style:name="ModeloNetwork.A1" style:family="table-cell">
      <style:table-cell-properties fo:padding="0.0201in" fo:border="0.05pt solid #000000" style:writing-mode="page"/>
    </style:style>
    <style:style style:name="ModeloNetwork.A2" style:family="table-cell">
      <style:table-cell-properties fo:padding="0.0201in" fo:border-left="0.05pt solid #000000" fo:border-right="0.05pt solid #000000" fo:border-top="none" fo:border-bottom="0.05pt solid #000000" style:writing-mode="page"/>
    </style:style>
    <style:style style:name="ModelInterfaces" style:family="table">
      <style:table-properties style:width="2.8097in" table:align="center"/>
    </style:style>
    <style:style style:name="ModelInterfaces.A" style:family="table-column">
      <style:table-column-properties style:column-width="2.8097in"/>
    </style:style>
    <style:style style:name="ModelInterfaces.A1" style:family="table-cell">
      <style:table-cell-properties fo:padding="0.0201in" fo:border="0.05pt solid #000000" style:writing-mode="page"/>
    </style:style>
    <style:style style:name="ModelInterfaces.A2" style:family="table-cell">
      <style:table-cell-properties fo:padding="0.0201in" fo:border-left="0.05pt solid #000000" fo:border-right="0.05pt solid #000000" fo:border-top="none" fo:border-bottom="0.05pt solid #000000" style:writing-mode="page"/>
    </style:style>
    <style:style style:name="Forecast" style:family="table">
      <style:table-properties style:width="7.775in" fo:margin-left="-0.4375in" table:align="left"/>
    </style:style>
    <style:style style:name="Forecast.A" style:family="table-column">
      <style:table-column-properties style:column-width="2.5819in"/>
    </style:style>
    <style:style style:name="Forecast.B" style:family="table-column">
      <style:table-column-properties style:column-width="1.3167in"/>
    </style:style>
    <style:style style:name="Forecast.C" style:family="table-column">
      <style:table-column-properties style:column-width="1.3097in"/>
    </style:style>
    <style:style style:name="Forecast.E" style:family="table-column">
      <style:table-column-properties style:column-width="1.25in"/>
    </style:style>
    <style:style style:name="Forecast.A1" style:family="table-cell">
      <style:table-cell-properties fo:padding="0.0201in" fo:border-left="0.05pt solid #000000" fo:border-right="none" fo:border-top="0.05pt solid #000000" fo:border-bottom="0.05pt solid #000000" style:writing-mode="page"/>
    </style:style>
    <style:style style:name="Forecast.E1" style:family="table-cell">
      <style:table-cell-properties fo:padding="0.0201in" fo:border="0.05pt solid #000000" style:writing-mode="page"/>
    </style:style>
    <style:style style:name="Forecast.A2" style:family="table-cell">
      <style:table-cell-properties fo:padding="0.0201in" fo:border-left="0.05pt solid #000000" fo:border-right="none" fo:border-top="none" fo:border-bottom="0.05pt solid #000000" style:writing-mode="page"/>
    </style:style>
    <style:style style:name="Forecast.E2" style:family="table-cell">
      <style:table-cell-properties fo:padding="0.0201in" fo:border-left="0.05pt solid #000000" fo:border-right="0.05pt solid #000000" fo:border-top="none" fo:border-bottom="0.05pt solid #000000" style:writing-mode="page"/>
    </style:style>
    <style:style style:name="ModelForecast" style:family="table">
      <style:table-properties style:width="2.8097in" table:align="center"/>
    </style:style>
    <style:style style:name="ModelForecast.A" style:family="table-column">
      <style:table-column-properties style:column-width="2.8097in"/>
    </style:style>
    <style:style style:name="ModelForecast.A1" style:family="table-cell">
      <style:table-cell-properties fo:padding="0.0201in" fo:border="0.05pt solid #000000" style:writing-mode="page"/>
    </style:style>
    <style:style style:name="ModelForecast.A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ext_20_body">
      <style:text-properties officeooo:rsid="000b8844" officeooo:paragraph-rsid="000b8844"/>
    </style:style>
    <style:style style:name="P3" style:family="paragraph" style:parent-style-name="Title">
      <style:text-properties officeooo:rsid="000b8844" officeooo:paragraph-rsid="000b8844"/>
    </style:style>
    <style:style style:name="P4" style:family="paragraph" style:parent-style-name="Subtitle">
      <style:text-properties officeooo:rsid="000b8844" officeooo:paragraph-rsid="000b8844"/>
    </style:style>
    <style:style style:name="P5" style:family="paragraph" style:parent-style-name="Table_20_Contents">
      <style:paragraph-properties fo:text-align="center" style:justify-single-word="false"/>
      <style:text-properties officeooo:rsid="000e6394" officeooo:paragraph-rsid="000e6394"/>
    </style:style>
    <style:style style:name="P6" style:family="paragraph" style:parent-style-name="Table_20_Contents">
      <style:paragraph-properties fo:text-align="center" style:justify-single-word="false"/>
      <style:text-properties fo:font-weight="bold" officeooo:rsid="000e6394" officeooo:paragraph-rsid="000e6394" style:font-weight-asian="bold" style:font-weight-complex="bold"/>
    </style:style>
    <style:style style:name="P7" style:family="paragraph" style:parent-style-name="Table_20_Contents">
      <style:paragraph-properties fo:text-align="center" style:justify-single-word="false"/>
      <style:text-properties fo:font-weight="bold" officeooo:rsid="0015fc8d" officeooo:paragraph-rsid="0015fc8d" style:font-weight-asian="bold" style:font-weight-complex="bold"/>
    </style:style>
    <style:style style:name="P8" style:family="paragraph" style:parent-style-name="Table_20_Contents">
      <style:paragraph-properties fo:text-align="center" style:justify-single-word="false"/>
      <style:text-properties fo:font-weight="bold" officeooo:rsid="001b520a" officeooo:paragraph-rsid="001b520a" style:font-weight-asian="bold" style:font-weight-complex="bold"/>
    </style:style>
    <style:style style:name="P9" style:family="paragraph" style:parent-style-name="Table_20_Contents">
      <style:paragraph-properties fo:text-align="center" style:justify-single-word="false"/>
      <style:text-properties officeooo:rsid="000fe051" officeooo:paragraph-rsid="000fe051"/>
    </style:style>
    <style:style style:name="P10" style:family="paragraph" style:parent-style-name="Text_20_body">
      <style:text-properties officeooo:rsid="000fe051" officeooo:paragraph-rsid="000fe051"/>
    </style:style>
    <style:style style:name="P11" style:family="paragraph" style:parent-style-name="Table_20_Contents">
      <style:paragraph-properties fo:text-align="center" style:justify-single-word="false"/>
      <style:text-properties officeooo:rsid="001018bd" officeooo:paragraph-rsid="001018bd"/>
    </style:style>
    <style:style style:name="P12" style:family="paragraph" style:parent-style-name="Table_20_Contents">
      <style:paragraph-properties fo:text-align="center" style:justify-single-word="false"/>
      <style:text-properties officeooo:rsid="00168f44" officeooo:paragraph-rsid="00168f44"/>
    </style:style>
    <style:style style:name="P13" style:family="paragraph" style:parent-style-name="Table_20_Contents">
      <style:paragraph-properties fo:text-align="center" style:justify-single-word="false"/>
      <style:text-properties officeooo:rsid="0016ecf3" officeooo:paragraph-rsid="0016ecf3"/>
    </style:style>
    <style:style style:name="P14" style:family="paragraph" style:parent-style-name="Text_20_body">
      <style:text-properties officeooo:rsid="0016ecf3" officeooo:paragraph-rsid="0016ecf3"/>
    </style:style>
    <style:style style:name="P15" style:family="paragraph" style:parent-style-name="Table_20_Contents">
      <style:paragraph-properties fo:text-align="center" style:justify-single-word="false"/>
      <style:text-properties officeooo:rsid="0017e89d" officeooo:paragraph-rsid="0017e89d"/>
    </style:style>
    <style:style style:name="P16" style:family="paragraph" style:parent-style-name="Text_20_body">
      <style:text-properties officeooo:rsid="000bfe8e" officeooo:paragraph-rsid="000bfe8e"/>
    </style:style>
    <style:style style:name="P17" style:family="paragraph" style:parent-style-name="Text_20_body">
      <style:paragraph-properties fo:text-align="justify" style:justify-single-word="false"/>
      <style:text-properties officeooo:rsid="000e2368" officeooo:paragraph-rsid="000e2368"/>
    </style:style>
    <style:style style:name="P18" style:family="paragraph" style:parent-style-name="Text_20_body">
      <style:text-properties officeooo:paragraph-rsid="000e2368"/>
    </style:style>
    <style:style style:name="P19" style:family="paragraph" style:parent-style-name="Text_20_body">
      <style:text-properties officeooo:paragraph-rsid="00118881"/>
    </style:style>
    <style:style style:name="P20" style:family="paragraph" style:parent-style-name="Text_20_body">
      <style:text-properties officeooo:rsid="0013814f" officeooo:paragraph-rsid="0013814f"/>
    </style:style>
    <style:style style:name="P21" style:family="paragraph" style:parent-style-name="Text_20_body">
      <style:paragraph-properties fo:text-align="justify" style:justify-single-word="false"/>
      <style:text-properties officeooo:rsid="0013814f" officeooo:paragraph-rsid="0013814f"/>
    </style:style>
    <style:style style:name="P22" style:family="paragraph" style:parent-style-name="Text_20_body">
      <style:text-properties officeooo:paragraph-rsid="0018be14"/>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3">
      <style:paragraph-properties>
        <style:tab-stops>
          <style:tab-stop style:position="6.5311in" style:type="right" style:leader-style="dotted" style:leader-text="."/>
        </style:tab-stops>
      </style:paragraph-properties>
    </style:style>
    <style:style style:name="P26" style:family="paragraph" style:parent-style-name="Heading_20_1">
      <style:text-properties officeooo:rsid="0018be14" officeooo:paragraph-rsid="0018be14"/>
    </style:style>
    <style:style style:name="P27" style:family="paragraph" style:parent-style-name="Heading_20_1">
      <style:text-properties officeooo:rsid="0029ca15" officeooo:paragraph-rsid="0029ca15"/>
    </style:style>
    <style:style style:name="P28" style:family="paragraph" style:parent-style-name="Heading_20_1">
      <style:text-properties officeooo:paragraph-rsid="00270006"/>
    </style:style>
    <style:style style:name="P29" style:family="paragraph" style:parent-style-name="Heading_20_2">
      <style:text-properties officeooo:rsid="0018be14" officeooo:paragraph-rsid="0018be14"/>
    </style:style>
    <style:style style:name="P30" style:family="paragraph" style:parent-style-name="Heading_20_2">
      <style:text-properties officeooo:rsid="0029ca15" officeooo:paragraph-rsid="0029ca15"/>
    </style:style>
    <style:style style:name="P31" style:family="paragraph" style:parent-style-name="Heading_20_2">
      <style:text-properties officeooo:rsid="0031eee3" officeooo:paragraph-rsid="0031eee3"/>
    </style:style>
    <style:style style:name="P32" style:family="paragraph" style:parent-style-name="Heading_20_3">
      <style:text-properties officeooo:rsid="0029ca15" officeooo:paragraph-rsid="0029ca15"/>
    </style:style>
    <style:style style:name="P33" style:family="paragraph" style:parent-style-name="Heading_20_3">
      <style:text-properties officeooo:rsid="0031eee3" officeooo:paragraph-rsid="0031eee3"/>
    </style:style>
    <style:style style:name="P34" style:family="paragraph" style:parent-style-name="Heading_20_3">
      <style:text-properties officeooo:rsid="0032818a" officeooo:paragraph-rsid="0032818a"/>
    </style:style>
    <style:style style:name="P35" style:family="paragraph" style:parent-style-name="Table_20_Contents" style:list-style-name="L2">
      <style:paragraph-properties fo:text-align="start" style:justify-single-word="false"/>
    </style:style>
    <style:style style:name="P36" style:family="paragraph" style:parent-style-name="Table_20_Contents" style:list-style-name="L3">
      <style:paragraph-properties fo:text-align="start" style:justify-single-word="false"/>
      <style:text-properties officeooo:rsid="001b520a" officeooo:paragraph-rsid="001b520a"/>
    </style:style>
    <style:style style:name="P37" style:family="paragraph" style:parent-style-name="Table_20_Contents">
      <style:paragraph-properties fo:text-align="center" style:justify-single-word="false"/>
      <style:text-properties fo:font-weight="bold" officeooo:rsid="0029ca15" officeooo:paragraph-rsid="0029ca15" style:font-weight-asian="bold" style:font-weight-complex="bold"/>
    </style:style>
    <style:style style:name="P38" style:family="paragraph" style:parent-style-name="Table_20_Contents">
      <style:paragraph-properties fo:text-align="center" style:justify-single-word="false"/>
      <style:text-properties fo:font-weight="bold" officeooo:rsid="002d3474" officeooo:paragraph-rsid="002d3474" style:font-weight-asian="bold" style:font-weight-complex="bold"/>
    </style:style>
    <style:style style:name="P39" style:family="paragraph" style:parent-style-name="Table_20_Contents">
      <style:paragraph-properties fo:text-align="center" style:justify-single-word="false"/>
      <style:text-properties fo:font-weight="normal" officeooo:rsid="0029ca15" officeooo:paragraph-rsid="0029ca15" style:font-weight-asian="normal" style:font-weight-complex="normal"/>
    </style:style>
    <style:style style:name="P40" style:family="paragraph" style:parent-style-name="Table_20_Contents">
      <style:paragraph-properties fo:text-align="center" style:justify-single-word="false"/>
      <style:text-properties fo:font-weight="normal" officeooo:rsid="002d4729" officeooo:paragraph-rsid="002d4729" style:font-weight-asian="normal" style:font-weight-complex="normal"/>
    </style:style>
    <style:style style:name="P41" style:family="paragraph" style:parent-style-name="Table_20_Contents" style:list-style-name="L6"/>
    <style:style style:name="P42" style:family="paragraph" style:parent-style-name="Text_20_body" style:list-style-name="L1">
      <style:text-properties officeooo:paragraph-rsid="000bfe8e"/>
    </style:style>
    <style:style style:name="P43" style:family="paragraph" style:parent-style-name="Text_20_body" style:list-style-name="L4">
      <style:text-properties officeooo:rsid="00288b93" officeooo:paragraph-rsid="00288b93"/>
    </style:style>
    <style:style style:name="P44" style:family="paragraph" style:parent-style-name="Text_20_body">
      <style:text-properties officeooo:rsid="00288b93" officeooo:paragraph-rsid="00288b93"/>
    </style:style>
    <style:style style:name="P45" style:family="paragraph" style:parent-style-name="Text_20_body">
      <style:text-properties officeooo:rsid="00288b93" officeooo:paragraph-rsid="0031eee3"/>
    </style:style>
    <style:style style:name="P46" style:family="paragraph" style:parent-style-name="Text_20_body">
      <style:text-properties officeooo:paragraph-rsid="0018be14"/>
    </style:style>
    <style:style style:name="P47" style:family="paragraph" style:parent-style-name="Text_20_body">
      <style:text-properties officeooo:rsid="0029ca15" officeooo:paragraph-rsid="0029ca15"/>
    </style:style>
    <style:style style:name="P48" style:family="paragraph" style:parent-style-name="Text_20_body">
      <style:text-properties officeooo:paragraph-rsid="0029ca15"/>
    </style:style>
    <style:style style:name="P49" style:family="paragraph" style:parent-style-name="Text_20_body" style:list-style-name="L5">
      <style:text-properties officeooo:paragraph-rsid="0029ca15"/>
    </style:style>
    <style:style style:name="P50" style:family="paragraph" style:parent-style-name="Text_20_body">
      <style:text-properties officeooo:rsid="0016ecf3" officeooo:paragraph-rsid="0029ca15"/>
    </style:style>
    <style:style style:name="P51" style:family="paragraph" style:parent-style-name="Text_20_body">
      <style:text-properties officeooo:rsid="0016ecf3" officeooo:paragraph-rsid="00288b93"/>
    </style:style>
    <style:style style:name="P52" style:family="paragraph" style:parent-style-name="Text_20_body">
      <style:text-properties officeooo:rsid="002ff4a3" officeooo:paragraph-rsid="002ff4a3"/>
    </style:style>
    <style:style style:name="P53" style:family="paragraph" style:parent-style-name="Text_20_body" style:list-style-name="L7">
      <style:text-properties officeooo:rsid="002ff4a3" officeooo:paragraph-rsid="002ff4a3"/>
    </style:style>
    <style:style style:name="P54" style:family="paragraph" style:parent-style-name="Text_20_body">
      <style:text-properties officeooo:rsid="0031eee3" officeooo:paragraph-rsid="0031eee3"/>
    </style:style>
    <style:style style:name="P55" style:family="paragraph" style:parent-style-name="Text_20_body">
      <style:text-properties officeooo:paragraph-rsid="0031eee3"/>
    </style:style>
    <style:style style:name="P56" style:family="paragraph" style:parent-style-name="Text_20_body">
      <style:paragraph-properties fo:text-align="justify" style:justify-single-word="false"/>
      <style:text-properties officeooo:rsid="0033bfe6" officeooo:paragraph-rsid="0033bfe6"/>
    </style:style>
    <style:style style:name="P57" style:family="paragraph" style:parent-style-name="Text_20_body" style:list-style-name="L8">
      <style:paragraph-properties fo:text-align="justify" style:justify-single-word="false"/>
      <style:text-properties officeooo:rsid="0033bfe6" officeooo:paragraph-rsid="0033bfe6"/>
    </style:style>
    <style:style style:name="P58" style:family="paragraph" style:parent-style-name="Text_20_body">
      <style:paragraph-properties fo:text-align="justify" style:justify-single-word="false"/>
      <style:text-properties officeooo:rsid="003409b0" officeooo:paragraph-rsid="003409b0"/>
    </style:style>
    <style:style style:name="P59" style:family="paragraph" style:parent-style-name="Text_20_body" style:list-style-name="L9">
      <style:paragraph-properties fo:text-align="justify" style:justify-single-word="false"/>
      <style:text-properties officeooo:rsid="003409b0" officeooo:paragraph-rsid="003409b0"/>
    </style:style>
    <style:style style:name="P60" style:family="paragraph" style:parent-style-name="Text_20_body">
      <style:paragraph-properties fo:text-align="justify" style:justify-single-word="false"/>
      <style:text-properties officeooo:rsid="00393799" officeooo:paragraph-rsid="00393799"/>
    </style:style>
    <style:style style:name="P61" style:family="paragraph" style:parent-style-name="Text_20_body">
      <style:paragraph-properties fo:text-align="justify" style:justify-single-word="false"/>
      <style:text-properties officeooo:rsid="003b6378" officeooo:paragraph-rsid="003b6378"/>
    </style:style>
    <style:style style:name="T1" style:family="text">
      <style:text-properties officeooo:rsid="000bfe8e"/>
    </style:style>
    <style:style style:name="T2" style:family="text">
      <style:text-properties fo:font-style="italic" style:font-style-asian="italic" style:font-style-complex="italic"/>
    </style:style>
    <style:style style:name="T3" style:family="text">
      <style:text-properties fo:font-style="italic" officeooo:rsid="000bfe8e" style:font-style-asian="italic" style:font-style-complex="italic"/>
    </style:style>
    <style:style style:name="T4" style:family="text">
      <style:text-properties fo:font-style="italic" officeooo:rsid="0016c554" style:font-style-asian="italic" style:font-style-complex="italic"/>
    </style:style>
    <style:style style:name="T5" style:family="text">
      <style:text-properties fo:font-style="italic" officeooo:rsid="002b3dba" style:font-style-asian="italic" style:font-style-complex="italic"/>
    </style:style>
    <style:style style:name="T6" style:family="text">
      <style:text-properties fo:font-style="italic" officeooo:rsid="0033bfe6" style:font-style-asian="italic" style:font-style-complex="italic"/>
    </style:style>
    <style:style style:name="T7" style:family="text">
      <style:text-properties officeooo:rsid="0013814f"/>
    </style:style>
    <style:style style:name="T8" style:family="text">
      <style:text-properties officeooo:rsid="0014f70e"/>
    </style:style>
    <style:style style:name="T9" style:family="text">
      <style:text-properties officeooo:rsid="0016c554"/>
    </style:style>
    <style:style style:name="T10" style:family="text">
      <style:text-properties officeooo:rsid="0017e89d"/>
    </style:style>
    <style:style style:name="T11" style:family="text">
      <style:text-properties officeooo:rsid="001b520a"/>
    </style:style>
    <style:style style:name="T12" style:family="text">
      <style:text-properties officeooo:rsid="001d91e1"/>
    </style:style>
    <style:style style:name="T13" style:family="text">
      <style:text-properties officeooo:rsid="001e5cd1"/>
    </style:style>
    <style:style style:name="T14" style:family="text">
      <style:text-properties officeooo:rsid="00200906"/>
    </style:style>
    <style:style style:name="T15" style:family="text">
      <style:text-properties officeooo:rsid="0021dd5f"/>
    </style:style>
    <style:style style:name="T16" style:family="text">
      <style:text-properties officeooo:rsid="0023c36a"/>
    </style:style>
    <style:style style:name="T17" style:family="text">
      <style:text-properties officeooo:rsid="0026bacd"/>
    </style:style>
    <style:style style:name="T18" style:family="text">
      <style:text-properties officeooo:rsid="00288b93"/>
    </style:style>
    <style:style style:name="T19" style:family="text">
      <style:text-properties officeooo:rsid="0029ca15"/>
    </style:style>
    <style:style style:name="T20" style:family="text">
      <style:text-properties officeooo:rsid="00270006"/>
    </style:style>
    <style:style style:name="T21" style:family="text">
      <style:text-properties officeooo:rsid="0016ecf3"/>
    </style:style>
    <style:style style:name="T22" style:family="text">
      <style:text-properties officeooo:rsid="002d3474"/>
    </style:style>
    <style:style style:name="T23" style:family="text">
      <style:text-properties officeooo:rsid="002ec983"/>
    </style:style>
    <style:style style:name="T24" style:family="text">
      <style:text-properties officeooo:rsid="002ff4a3"/>
    </style:style>
    <style:style style:name="T25" style:family="text">
      <style:text-properties officeooo:rsid="0031eee3"/>
    </style:style>
    <style:style style:name="T26" style:family="text">
      <style:text-properties style:text-line-through-style="solid" style:text-line-through-type="single"/>
    </style:style>
    <style:style style:name="T27" style:family="text">
      <style:text-properties officeooo:rsid="0033bfe6"/>
    </style:style>
    <style:style style:name="T28" style:family="text">
      <style:text-properties fo:font-weight="bold" style:font-weight-asian="bold" style:font-weight-complex="bold"/>
    </style:style>
    <style:style style:name="T29" style:family="text">
      <style:text-properties officeooo:rsid="0034e354"/>
    </style:style>
    <style:style style:name="T30" style:family="text">
      <style:text-properties officeooo:rsid="00375d7f"/>
    </style:style>
    <style:style style:name="T31" style:family="text">
      <style:text-properties officeooo:rsid="00387b1b"/>
    </style:style>
    <style:style style:name="T32" style:family="text">
      <style:text-properties officeooo:rsid="003977e7"/>
    </style:style>
    <style:style style:name="T33" style:family="text">
      <style:text-properties officeooo:rsid="003e1d39"/>
    </style:style>
    <style:style style:name="T34" style:family="text">
      <style:text-properties officeooo:rsid="003ef49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Definición OpenAPI</text:p>
      <text:p text:style-name="P2"/>
      <text:p text:style-name="P4">Microservicio “Monitorización de tráfico y predicciones”</text:p>
      <text:p text:style-name="P2"/>
      <text:p text:style-name="Subtitle">Version: <text:span text:style-name="T12">0.1</text:span></text:p>
      <text:p text:style-name="P2"/>
      <text:p text:style-name="P2"/>
      <text:p text:style-name="P2"/>
      <text:p text:style-name="P2"/>
      <text:p text:style-name="P2"/>
      <text:p text:style-name="P2"/>
      <text:p text:style-name="P2"/>
      <text:p text:style-name="P2"/>
      <text:p text:style-name="P2"/>
      <text:p text:style-name="P16">Realizado por: Enrique Fernández Sánchez</text:p>
      <text:p text:style-name="P2"/>
      <text:p text:style-name="P2"/>
      <text:p text:style-name="P2"/>
      <text:p text:style-name="P2"><text:soft-page-break/></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3"><text:a xlink:type="simple" xlink:href="#__RefHeading___Toc111_4170851826" text:style-name="Index_20_Link" text:visited-style-name="Index_20_Link">CRUD Enpoints<text:tab/>3</text:a></text:p>
          <text:p text:style-name="P24"><text:a xlink:type="simple" xlink:href="#__RefHeading___Toc222_4170851826" text:style-name="Index_20_Link" text:visited-style-name="Index_20_Link">Networks<text:tab/>3</text:a></text:p>
          <text:p text:style-name="P25"><text:a xlink:type="simple" xlink:href="#__RefHeading___Toc224_4170851826" text:style-name="Index_20_Link" text:visited-style-name="Index_20_Link">Resumen<text:tab/>3</text:a></text:p>
          <text:p text:style-name="P25"><text:a xlink:type="simple" xlink:href="#__RefHeading___Toc226_4170851826" text:style-name="Index_20_Link" text:visited-style-name="Index_20_Link">Definición<text:tab/>3</text:a></text:p>
          <text:p text:style-name="P24"><text:a xlink:type="simple" xlink:href="#__RefHeading___Toc258_4170851826" text:style-name="Index_20_Link" text:visited-style-name="Index_20_Link">Interfaces<text:tab/>3</text:a></text:p>
          <text:p text:style-name="P25"><text:a xlink:type="simple" xlink:href="#__RefHeading___Toc260_4170851826" text:style-name="Index_20_Link" text:visited-style-name="Index_20_Link">Resumen<text:tab/>3</text:a></text:p>
          <text:p text:style-name="P25"><text:a xlink:type="simple" xlink:href="#__RefHeading___Toc262_4170851826" text:style-name="Index_20_Link" text:visited-style-name="Index_20_Link">Definición<text:tab/>4</text:a></text:p>
          <text:p text:style-name="P24"><text:a xlink:type="simple" xlink:href="#__RefHeading___Toc455_2598512211" text:style-name="Index_20_Link" text:visited-style-name="Index_20_Link">Forecast<text:tab/>4</text:a></text:p>
          <text:p text:style-name="P25"><text:a xlink:type="simple" xlink:href="#__RefHeading___Toc457_2598512211" text:style-name="Index_20_Link" text:visited-style-name="Index_20_Link">Resumen<text:tab/>4</text:a></text:p>
          <text:p text:style-name="P25"><text:a xlink:type="simple" xlink:href="#__RefHeading___Toc459_2598512211" text:style-name="Index_20_Link" text:visited-style-name="Index_20_Link">Definición<text:tab/>4</text:a></text:p>
          <text:p text:style-name="P25"><text:a xlink:type="simple" xlink:href="#__RefHeading___Toc516_2598512211" text:style-name="Index_20_Link" text:visited-style-name="Index_20_Link">Prophet<text:tab/>5</text:a></text:p>
          <text:p text:style-name="P23"><text:a xlink:type="simple" xlink:href="#__RefHeading___Toc461_2598512211" text:style-name="Index_20_Link" text:visited-style-name="Index_20_Link">Non-CRUD Endpoints<text:tab/>6</text:a></text:p>
          <text:p text:style-name="P24"><text:a xlink:type="simple" xlink:href="#__RefHeading___Toc500_2598512211" text:style-name="Index_20_Link" text:visited-style-name="Index_20_Link">Query data<text:tab/>6</text:a></text:p>
          <text:p text:style-name="P25"><text:a xlink:type="simple" xlink:href="#__RefHeading___Toc502_2598512211" text:style-name="Index_20_Link" text:visited-style-name="Index_20_Link">Resumen<text:tab/>6</text:a></text:p>
          <text:p text:style-name="P25"><text:a xlink:type="simple" xlink:href="#__RefHeading___Toc504_2598512211" text:style-name="Index_20_Link" text:visited-style-name="Index_20_Link">Definición<text:tab/>6</text:a></text:p>
          <text:p text:style-name="P23"><text:a xlink:type="simple" xlink:href="#__RefHeading___Toc337_2541162296" text:style-name="Index_20_Link" text:visited-style-name="Index_20_Link">Modelos de datos<text:tab/>7</text:a></text:p>
          <text:p text:style-name="P24"><text:a xlink:type="simple" xlink:href="#__RefHeading___Toc339_2541162296" text:style-name="Index_20_Link" text:visited-style-name="Index_20_Link">Networks<text:tab/>7</text:a></text:p>
          <text:p text:style-name="P24"><text:a xlink:type="simple" xlink:href="#__RefHeading___Toc341_2541162296" text:style-name="Index_20_Link" text:visited-style-name="Index_20_Link">Interfaces<text:tab/>7</text:a></text:p>
          <text:p text:style-name="P24"><text:a xlink:type="simple" xlink:href="#__RefHeading___Toc463_2598512211" text:style-name="Index_20_Link" text:visited-style-name="Index_20_Link">Forecast<text:tab/>7</text:a></text:p>
          <text:p text:style-name="P23"><text:a xlink:type="simple" xlink:href="#__RefHeading___Toc465_2598512211" text:style-name="Index_20_Link" text:visited-style-name="Index_20_Link">Reference links<text:tab/>7</text:a></text:p>
        </text:index-body>
      </text:table-of-content>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11_4170851826"/><text:soft-page-break/><text:span text:style-name="T16">CRUD </text:span>Enpoints<text:bookmark-end text:name="__RefHeading___Toc111_4170851826"/></text:h>
      <text:list text:style-name="L1">
        <text:list-item>
          <text:p text:style-name="P42">‘‘<text:span text:style-name="T2">/</text:span><text:span text:style-name="T3">network</text:span><text:span text:style-name="T4">s</text:span>’’ → <text:span text:style-name="T1">Acceso a la información de una red.</text:span></text:p>
        </text:list-item>
        <text:list-item>
          <text:p text:style-name="P42">‘‘<text:span text:style-name="T2">/</text:span><text:span text:style-name="T3">interface</text:span><text:span text:style-name="T4">s</text:span>’’ → <text:span text:style-name="T1">Acceso a la información de interfaz de una red.</text:span></text:p>
        </text:list-item>
        <text:list-item>
          <text:p text:style-name="P42">‘‘<text:span text:style-name="T2">/</text:span><text:span text:style-name="T5">forecast</text:span><text:span text:style-name="T6">s</text:span>’’ → <text:span text:style-name="T1">Ejecución de forecast respecto a unos datos de entrada.</text:span></text:p>
        </text:list-item>
      </text:list>
      <text:h text:style-name="Heading_20_2" text:outline-level="2"><text:bookmark-start text:name="__RefHeading___Toc222_4170851826"/>Network<text:span text:style-name="T9">s</text:span><text:bookmark-end text:name="__RefHeading___Toc222_4170851826"/></text:h>
      <text:h text:style-name="Heading_20_3" text:outline-level="3"><text:bookmark-start text:name="__RefHeading___Toc224_4170851826"/>Resumen<text:bookmark-end text:name="__RefHeading___Toc224_4170851826"/></text:h>
      <text:p text:style-name="P17">CRUD asociada a la creación de una red en la que aplicaremos la monitorización. Dentro de la red, tendremos diferentes interfaces que serán dadas de alta en la aplicación para ser monitorizadas. Una única red puede tener muchas interfaces en su interior.</text:p>
      <text:p text:style-name="P17"/>
      <text:p text:style-name="P17"><text:span text:style-name="T7">Propuesta de e</text:span>ndpoint asociado: “/net<text:span text:style-name="T9">s</text:span>” o “/network<text:span text:style-name="T9">s</text:span>”</text:p>
      <text:h text:style-name="Heading_20_3" text:outline-level="3"><text:bookmark-start text:name="__RefHeading___Toc226_4170851826"/>Definición<text:bookmark-end text:name="__RefHeading___Toc226_4170851826"/></text:h>
      <table:table table:name="Network" table:style-name="Network">
        <table:table-column table:style-name="Network.A"/>
        <table:table-column table:style-name="Network.B" table:number-columns-repeated="2"/>
        <table:table-column table:style-name="Network.D"/>
        <table:table-column table:style-name="Network.E"/>
        <table:table-row>
          <table:table-cell table:style-name="Network.A1" office:value-type="string">
            <text:p text:style-name="P6">Recurso</text:p>
          </table:table-cell>
          <table:table-cell table:style-name="Network.A1" office:value-type="string">
            <text:p text:style-name="P6">GET</text:p>
          </table:table-cell>
          <table:table-cell table:style-name="Network.A1" office:value-type="string">
            <text:p text:style-name="P6">POST</text:p>
          </table:table-cell>
          <table:table-cell table:style-name="Network.A1" office:value-type="string">
            <text:p text:style-name="P6">PUT</text:p>
          </table:table-cell>
          <table:table-cell table:style-name="Network.E1" office:value-type="string">
            <text:p text:style-name="P6">DELETE</text:p>
          </table:table-cell>
        </table:table-row>
        <table:table-row>
          <table:table-cell table:style-name="Network.A2" office:value-type="string">
            <text:p text:style-name="P5">Colección de redes:</text:p>
            <text:p text:style-name="P5"/>
            <text:p text:style-name="P5">/network<text:span text:style-name="T9">s</text:span></text:p>
          </table:table-cell>
          <table:table-cell table:style-name="Network.A2" office:value-type="string">
            <text:p text:style-name="P9">Lista de redes dadas de alta</text:p>
          </table:table-cell>
          <table:table-cell table:style-name="Network.A2" office:value-type="string">
            <text:p text:style-name="P9">Añade una nueva red. Se le asigna ID automaticamente</text:p>
          </table:table-cell>
          <table:table-cell table:style-name="Network.A2" office:value-type="string">
            <text:p text:style-name="P9">*</text:p>
          </table:table-cell>
          <table:table-cell table:style-name="Network.E2" office:value-type="string">
            <text:p text:style-name="P9">*</text:p>
          </table:table-cell>
        </table:table-row>
        <table:table-row>
          <table:table-cell table:style-name="Network.A2" office:value-type="string">
            <text:p text:style-name="P5">Red en particular:</text:p>
            <text:p text:style-name="P5"/>
            <text:p text:style-name="P5">/network<text:span text:style-name="T9">s</text:span>/&lt;id_net&gt;</text:p>
          </table:table-cell>
          <table:table-cell table:style-name="Network.A2" office:value-type="string">
            <text:p text:style-name="P11">Información de una red en particular</text:p>
          </table:table-cell>
          <table:table-cell table:style-name="Network.A2" office:value-type="string">
            <text:p text:style-name="P11">*</text:p>
          </table:table-cell>
          <table:table-cell table:style-name="Network.A2" office:value-type="string">
            <text:p text:style-name="P11">Modificamos la información de una red</text:p>
          </table:table-cell>
          <table:table-cell table:style-name="Network.E2" office:value-type="string">
            <text:p text:style-name="P11">Eliminamos <text:span text:style-name="T10">una</text:span> red</text:p>
          </table:table-cell>
        </table:table-row>
      </table:table>
      <text:p text:style-name="P18"/>
      <text:p text:style-name="P10">* Denegado el acceso</text:p>
      <text:h text:style-name="Heading_20_2" text:outline-level="2"/>
      <text:h text:style-name="Heading_20_2" text:outline-level="2"><text:bookmark-start text:name="__RefHeading___Toc258_4170851826"/>Interface<text:span text:style-name="T17">s</text:span><text:bookmark-end text:name="__RefHeading___Toc258_4170851826"/></text:h>
      <text:h text:style-name="Heading_20_3" text:outline-level="3"><text:bookmark-start text:name="__RefHeading___Toc260_4170851826"/>Resumen<text:bookmark-end text:name="__RefHeading___Toc260_4170851826"/></text:h>
      <text:p text:style-name="P21">CRUD asociada a la creación de interfaces dentro de una red a monitorizar. Sirve para dar de alta las interfaces que queremos que sean monitorizadas. Una interfaz puede tener muchas muestras guardadas, dichas muestras están almacenadas en la base de datos para time series InfluxDB (<text:a xlink:type="simple" xlink:href="https://www.influxdata.com/" text:style-name="Internet_20_link" text:visited-style-name="Visited_20_Internet_20_Link">https://www.influxdata.com/</text:a>)</text:p>
      <text:p text:style-name="P19"/>
      <text:p text:style-name="P20">Propuesta de endpoint asociado: “/<text:span text:style-name="T8">net</text:span><text:span text:style-name="T9">s</text:span><text:span text:style-name="T8">/&lt;id_net&gt;/interface</text:span><text:span text:style-name="T9">s</text:span>” <text:span text:style-name="T8">o “/network</text:span><text:span text:style-name="T9">s</text:span><text:span text:style-name="T8">/&lt;id_net/inteface&gt;”</text:span></text:p>
      <text:h text:style-name="Heading_20_3" text:outline-level="3"><text:bookmark-start text:name="__RefHeading___Toc262_4170851826"/><text:soft-page-break/>Definición<text:bookmark-end text:name="__RefHeading___Toc262_4170851826"/></text:h>
      <table:table table:name="Interface" table:style-name="Interface">
        <table:table-column table:style-name="Interface.A"/>
        <table:table-column table:style-name="Interface.B"/>
        <table:table-column table:style-name="Interface.C"/>
        <table:table-column table:style-name="Interface.B"/>
        <table:table-column table:style-name="Interface.E"/>
        <table:table-row>
          <table:table-cell table:style-name="Interface.A1" office:value-type="string">
            <text:p text:style-name="P7">Recurso</text:p>
          </table:table-cell>
          <table:table-cell table:style-name="Interface.A1" office:value-type="string">
            <text:p text:style-name="P7">GET</text:p>
          </table:table-cell>
          <table:table-cell table:style-name="Interface.A1" office:value-type="string">
            <text:p text:style-name="P7">POST</text:p>
          </table:table-cell>
          <table:table-cell table:style-name="Interface.A1" office:value-type="string">
            <text:p text:style-name="P7">PUT</text:p>
          </table:table-cell>
          <table:table-cell table:style-name="Interface.E1" office:value-type="string">
            <text:p text:style-name="P7">DELETE</text:p>
          </table:table-cell>
        </table:table-row>
        <table:table-row>
          <table:table-cell table:style-name="Interface.A2" office:value-type="string">
            <text:p text:style-name="P12">Colección de interfaces:</text:p>
            <text:p text:style-name="P12"/>
            <text:p text:style-name="P12">/network<text:span text:style-name="T9">s</text:span>/&lt;id_net&gt;/interface<text:span text:style-name="T9">s</text:span></text:p>
          </table:table-cell>
          <table:table-cell table:style-name="Interface.A2" office:value-type="string">
            <text:p text:style-name="P13">Listado de interfaces dentro de una red</text:p>
          </table:table-cell>
          <table:table-cell table:style-name="Interface.A2" office:value-type="string">
            <text:p text:style-name="P13">Añade una nueva interfaz a una red. Se asigna ID auto.</text:p>
          </table:table-cell>
          <table:table-cell table:style-name="Interface.A2" office:value-type="string">
            <text:p text:style-name="P13">*</text:p>
          </table:table-cell>
          <table:table-cell table:style-name="Interface.E2" office:value-type="string">
            <text:p text:style-name="P13">*</text:p>
          </table:table-cell>
        </table:table-row>
        <table:table-row>
          <table:table-cell table:style-name="Interface.A2" office:value-type="string">
            <text:p text:style-name="P12">Interfaz en particular:</text:p>
            <text:p text:style-name="P12"/>
            <text:p text:style-name="P12">/network<text:span text:style-name="T9">s</text:span>/&lt;id_net&gt;/interface<text:span text:style-name="T9">s</text:span>/&lt;id_if&gt;</text:p>
          </table:table-cell>
          <table:table-cell table:style-name="Interface.A2" office:value-type="string">
            <text:p text:style-name="P15">Información de una interfaz en particular</text:p>
          </table:table-cell>
          <table:table-cell table:style-name="Interface.A2" office:value-type="string">
            <text:p text:style-name="P15">*</text:p>
          </table:table-cell>
          <table:table-cell table:style-name="Interface.A2" office:value-type="string">
            <text:p text:style-name="P15">Modificamos la información de una interfaz</text:p>
          </table:table-cell>
          <table:table-cell table:style-name="Interface.E2" office:value-type="string">
            <text:p text:style-name="P15">Eliminamos una interfaz</text:p>
          </table:table-cell>
        </table:table-row>
      </table:table>
      <text:p text:style-name="P19"/>
      <text:p text:style-name="P14">* Denegado el acceso</text:p>
      <text:h text:style-name="P30" text:outline-level="2"/>
      <text:p text:style-name="P47"/>
      <text:h text:style-name="P30" text:outline-level="2"><text:bookmark-start text:name="__RefHeading___Toc455_2598512211"/>Forecast<text:bookmark-end text:name="__RefHeading___Toc455_2598512211"/></text:h>
      <text:h text:style-name="P32" text:outline-level="3"><text:bookmark-start text:name="__RefHeading___Toc457_2598512211"/>Resumen<text:bookmark-end text:name="__RefHeading___Toc457_2598512211"/></text:h>
      <text:p text:style-name="P47">CRUD reducida asociada a la creación de predicciones dada una red a monitorizar. Permite lanzar las predicciones y obtener los resultados asociados a ellas.</text:p>
      <text:p text:style-name="P47"/>
      <text:p text:style-name="P48"><text:span text:style-name="T19">Propuesta de endpoint asociado: ‘‘/forecasts/&lt;id_forecast&gt;’’</text:span></text:p>
      <text:h text:style-name="P32" text:outline-level="3"><text:bookmark-start text:name="__RefHeading___Toc459_2598512211"/>Definición<text:bookmark-end text:name="__RefHeading___Toc459_2598512211"/></text:h>
      <table:table table:name="Forecast" table:style-name="Forecast">
        <table:table-column table:style-name="Forecast.A"/>
        <table:table-column table:style-name="Forecast.B"/>
        <table:table-column table:style-name="Forecast.C"/>
        <table:table-column table:style-name="Forecast.B"/>
        <table:table-column table:style-name="Forecast.E"/>
        <table:table-row>
          <table:table-cell table:style-name="Forecast.A1" office:value-type="string">
            <text:p text:style-name="P37">Recurso</text:p>
          </table:table-cell>
          <table:table-cell table:style-name="Forecast.A1" office:value-type="string">
            <text:p text:style-name="P37">GET</text:p>
          </table:table-cell>
          <table:table-cell table:style-name="Forecast.A1" office:value-type="string">
            <text:p text:style-name="P37">POST</text:p>
          </table:table-cell>
          <table:table-cell table:style-name="Forecast.A1" office:value-type="string">
            <text:p text:style-name="P37">PUT</text:p>
          </table:table-cell>
          <table:table-cell table:style-name="Forecast.E1" office:value-type="string">
            <text:p text:style-name="P37">DELETE</text:p>
          </table:table-cell>
        </table:table-row>
        <table:table-row>
          <table:table-cell table:style-name="Forecast.A2" office:value-type="string">
            <text:p text:style-name="P39">Colección de predicciones:</text:p>
            <text:p text:style-name="P39"/>
            <text:p text:style-name="P39">/forecasts</text:p>
          </table:table-cell>
          <table:table-cell table:style-name="Forecast.A2" office:value-type="string">
            <text:p text:style-name="P39">Listado de predicciones</text:p>
          </table:table-cell>
          <table:table-cell table:style-name="Forecast.A2" office:value-type="string">
            <text:p text:style-name="P39">Creamos una predicción</text:p>
            <text:p text:style-name="P39">[<text:span text:style-name="T2">Usamos JSON file para delimitar la predicción</text:span>]</text:p>
          </table:table-cell>
          <table:table-cell table:style-name="Forecast.A2" office:value-type="string">
            <text:p text:style-name="P39">*</text:p>
          </table:table-cell>
          <table:table-cell table:style-name="Forecast.E2" office:value-type="string">
            <text:p text:style-name="P39">*</text:p>
          </table:table-cell>
        </table:table-row>
        <table:table-row>
          <table:table-cell table:style-name="Forecast.A2" office:value-type="string">
            <text:p text:style-name="P39">Predicción en particular:</text:p>
            <text:p text:style-name="P39"/>
            <text:p text:style-name="P39">/forecasts/&lt;id_fore&gt;</text:p>
          </table:table-cell>
          <table:table-cell table:style-name="Forecast.A2" office:value-type="string">
            <text:p text:style-name="P39">Información de un forecast</text:p>
          </table:table-cell>
          <table:table-cell table:style-name="Forecast.A2" office:value-type="string">
            <text:p text:style-name="P39">*</text:p>
          </table:table-cell>
          <table:table-cell table:style-name="Forecast.A2" office:value-type="string">
            <text:p text:style-name="P39">*</text:p>
          </table:table-cell>
          <table:table-cell table:style-name="Forecast.E2" office:value-type="string">
            <text:p text:style-name="P39">Eliminamos una predicción</text:p>
          </table:table-cell>
        </table:table-row>
        <table:table-row>
          <table:table-cell table:style-name="Forecast.A2" office:value-type="string">
            <text:p text:style-name="P40">Ejecución de una predicción:</text:p>
            <text:p text:style-name="P40"/>
            <text:p text:style-name="P40">/forecasts/&lt;id_fore&gt;/exec</text:p>
          </table:table-cell>
          <table:table-cell table:style-name="Forecast.A2" office:value-type="string">
            <text:p text:style-name="P40">*</text:p>
          </table:table-cell>
          <table:table-cell table:style-name="Forecast.A2" office:value-type="string">
            <text:p text:style-name="P40">Ejecutamos la predicción</text:p>
          </table:table-cell>
          <table:table-cell table:style-name="Forecast.A2" office:value-type="string">
            <text:p text:style-name="P40">*</text:p>
          </table:table-cell>
          <table:table-cell table:style-name="Forecast.E2" office:value-type="string">
            <text:p text:style-name="P40">*</text:p>
          </table:table-cell>
        </table:table-row>
      </table:table>
      <text:p text:style-name="P50"/>
      <text:p text:style-name="P48"><text:span text:style-name="T21">* Denegado el acceso</text:span></text:p>
      <text:h text:style-name="P34" text:outline-level="3"><text:bookmark-start text:name="__RefHeading___Toc516_2598512211"/><text:soft-page-break/>Prophet<text:bookmark-end text:name="__RefHeading___Toc516_2598512211"/></text:h>
      <text:p text:style-name="P56">Paquete de Python desarrollado por Facebook (Open Source: <text:a xlink:type="simple" xlink:href="https://github.com/facebook/prophet" text:style-name="Internet_20_link" text:visited-style-name="Visited_20_Internet_20_Link">https://github.com/facebook/prophet</text:a>), que permite realizar predicciones sobre una serie de datos, siguiendo un modelo no lineal basado en tendencias, que puede seguir diferentes tendencias a la vez (anual, semanal, diario o efectos de vacaciones).</text:p>
      <text:p text:style-name="P56"/>
      <text:p text:style-name="P56">Página principal: <text:a xlink:type="simple" xlink:href="https://facebook.github.io/prophet/" text:style-name="Internet_20_link" text:visited-style-name="Visited_20_Internet_20_Link">https://facebook.github.io/prophet/</text:a></text:p>
      <text:p text:style-name="P56">Documentación: <text:a xlink:type="simple" xlink:href="https://facebook.github.io/prophet/docs/quick_start.html" text:style-name="Internet_20_link" text:visited-style-name="Visited_20_Internet_20_Link">https://facebook.github.io/prophet/docs/quick_start.html</text:a></text:p>
      <text:p text:style-name="P56"/>
      <text:p text:style-name="P56">Parametros configurables dentro de Prophet:</text:p>
      <text:list text:style-name="L8">
        <text:list-item>
          <text:p text:style-name="P57">‘‘<text:span text:style-name="T28">holidays</text:span>’’ → dataframe con columnas ‘‘ds’’ (fecha: <text:span text:style-name="T2">%Y-%M-%d</text:span>) y ‘‘holiday’’ (nombre). Permite configurar las fechas de vacaciones. <text:span text:style-name="T34">Además, e</text:span>stá la posibilidad de usar al función: ‘‘<text:span text:style-name="T2">add_country_holidays(country_name=’ES’)</text:span>’’ para utilizar las vacaciones precargadas. [<text:a xlink:type="simple" xlink:href="http://facebook.github.io/prophet/docs/seasonality,_holiday_effects,_and_regressors.html#built-in-country-holidays" text:style-name="Internet_20_link" text:visited-style-name="Visited_20_Internet_20_Link">ref</text:a>]</text:p>
        </text:list-item>
        <text:list-item>
          <text:p text:style-name="P57">‘‘<text:span text:style-name="T28">seasonality</text:span>’’ → Valor default 10. Si queremos detectar mayor <text:span text:style-name="T34">frecuencia de</text:span> cambios, y que en general sean menos suaves las variaciones, podemos incrementar el valor. [<text:a xlink:type="simple" xlink:href="http://facebook.github.io/prophet/docs/seasonality,_holiday_effects,_and_regressors.html#fourier-order-for-seasonalities" text:style-name="Internet_20_link" text:visited-style-name="Visited_20_Internet_20_Link">ref</text:a>]</text:p>
        </text:list-item>
        <text:list-item>
          <text:p text:style-name="P57">‘‘<text:span text:style-name="T28">seasonality_mode</text:span>’’ → by default, prohphet no utiliza más de un factor de seasonality, por lo que para tener en cuenta todos los efectos, y obtener buenos resultados en datasets que tienden a crecer con el tiempo siguiendo diferentes seasonality (como es el crecimiento del tráfico), hay que <text:span text:style-name="T33">usar</text:span>: ‘‘<text:span text:style-name="T2">seasonality_mode=’multiplicative’</text:span> ’’ [<text:a xlink:type="simple" xlink:href="https://facebook.github.io/prophet/docs/multiplicative_seasonality.html" text:style-name="Internet_20_link" text:visited-style-name="Visited_20_Internet_20_Link">ref</text:a>]</text:p>
        </text:list-item>
      </text:list>
      <text:p text:style-name="P56"/>
      <text:p text:style-name="P60"><text:span text:style-name="T28">Propuesta</text:span> → Modificar <text:span text:style-name="T32">funcionamiento de</text:span> Prophet según un archivo de configuración en JSON que se envia en el POST del forecast.</text:p>
      <text:p text:style-name="P60"/>
      <text:p text:style-name="P61"><text:span text:style-name="T28">Propuesta</text:span> → Almacenar dataframe de salida de Prophet para que el usuario pueda descargarlo en raw.</text:p>
      <text:p text:style-name="P56"/>
      <text:p text:style-name="P58">Ejemplos prácticos en Python:</text:p>
      <text:list text:style-name="L9">
        <text:list-item>
          <text:p text:style-name="P59"><text:a xlink:type="simple" xlink:href="https://www.oncrawl.com/technical-seo/forecasting-seo-traffic-prophet-python/" text:style-name="Internet_20_link" text:visited-style-name="Visited_20_Internet_20_Link">https://www.oncrawl.com/technical-seo/forecasting-seo-traffic-prophet-python/</text:a></text:p>
        </text:list-item>
        <text:list-item>
          <text:p text:style-name="P59"><text:span text:style-name="T29">(Interesante) </text:span><text:a xlink:type="simple" xlink:href="https://vijayv500.medium.com/time-series-forecasting-using-facebooks-prophet-in-python-1e13ea20a52b" text:style-name="Internet_20_link" text:visited-style-name="Visited_20_Internet_20_Link">https://vijayv500.medium.com/time-series-forecasting-using-facebooks-prophet-in-python-1e13ea20a52b</text:a></text:p>
        </text:list-item>
        <text:list-item>
          <text:p text:style-name="P59"><text:a xlink:type="simple" xlink:href="https://www.kaggle.com/code/sudosudoohio/forecasting-web-traffic-with-prophet-in-python/notebook" text:style-name="Internet_20_link" text:visited-style-name="Visited_20_Internet_20_Link">https://www.kaggle.com/code/sudosudoohio/forecasting-web-traffic-with-prophet-in-python/notebook</text:a></text:p>
        </text:list-item>
        <text:list-item>
          <text:p text:style-name="P59"><text:span text:style-name="T29">(Interesante) <text:s text:c="3"/></text:span><text:a xlink:type="simple" xlink:href="https://pbpython.com/prophet-overview.html" text:style-name="Internet_20_link" text:visited-style-name="Visited_20_Internet_20_Link">https://pbpython.com/prophet-overview.html</text:a></text:p>
        </text:list-item>
      </text:list>
      <text:h text:style-name="P28" text:outline-level="1"><text:bookmark-start text:name="__RefHeading___Toc461_2598512211"/><text:soft-page-break/><text:span text:style-name="T20">Non-CRUD Endpoints</text:span><text:bookmark-end text:name="__RefHeading___Toc461_2598512211"/></text:h>
      <text:list text:style-name="L4">
        <text:list-item>
          <text:p text:style-name="P43">‘‘/query/&lt;<text:span text:style-name="T24">id_net</text:span>&gt;/<text:span text:style-name="T24">values</text:span>’’ → <text:span text:style-name="T30">Realizar peticiones de información sobre la información de monitorización almacenada.</text:span></text:p>
        </text:list-item>
      </text:list>
      <text:p text:style-name="P44"/>
      <text:h text:style-name="P31" text:outline-level="2"><text:bookmark-start text:name="__RefHeading___Toc500_2598512211"/>Query data<text:bookmark-end text:name="__RefHeading___Toc500_2598512211"/></text:h>
      <text:h text:style-name="P33" text:outline-level="3"><text:bookmark-start text:name="__RefHeading___Toc502_2598512211"/>Resumen<text:bookmark-end text:name="__RefHeading___Toc502_2598512211"/></text:h>
      <text:p text:style-name="P54">Endpoint que permite hacer querys para obtener datos acerca de la monitorización que esta almacenada en la aplicación.</text:p>
      <text:p text:style-name="P45"/>
      <text:p text:style-name="P54">Propuesta de endpoint: ‘‘/query/&lt;id_net&gt;/values’’ o ‘‘/query/&lt;id_net&gt;/values/timeseries’’</text:p>
      <text:h text:style-name="P33" text:outline-level="3"><text:bookmark-start text:name="__RefHeading___Toc504_2598512211"/>Definición<text:bookmark-end text:name="__RefHeading___Toc504_2598512211"/></text:h>
      <text:p text:style-name="P54">Para ejecutar una petición, se realiza un GET a <text:span text:style-name="T18">‘‘/query/&lt;</text:span><text:span text:style-name="T24">id_net</text:span><text:span text:style-name="T18">&gt;/</text:span><text:span text:style-name="T24">values</text:span><text:span text:style-name="T18">’’, </text:span>para filtrar los datos podemos utilizar <text:span text:style-name="T2">Query Strings.</text:span></text:p>
      <text:p text:style-name="P55"/>
      <text:p text:style-name="P52">Query_strings disponibles: </text:p>
      <text:list text:style-name="L7">
        <text:list-item>
          <text:p text:style-name="P53">‘‘keys’’ → Podemos seleccionar entre “tx”, “rx”<text:span text:style-name="T26"> (o “both”?)</text:span></text:p>
        </text:list-item>
        <text:list-item>
          <text:p text:style-name="P53">‘‘startTs’’ → Epoch de inicio para devolver los datos <text:span text:style-name="T25">(ms)</text:span></text:p>
        </text:list-item>
        <text:list-item>
          <text:p text:style-name="P53">‘‘endTs’’ → Epoch de fin para devolver los datos <text:span text:style-name="T25">(ms)</text:span></text:p>
        </text:list-item>
        <text:list-item>
          <text:p text:style-name="P53">‘‘limit’’ → Limitar el número de puntos de salida</text:p>
        </text:list-item>
        <text:list-item>
          <text:p text:style-name="P53">‘‘interval’’ → Intervalor entre muestras <text:span text:style-name="T25">(ejemplo: 600000 ms→ 10 min)</text:span></text:p>
        </text:list-item>
      </text:list>
      <text:p text:style-name="P44"/>
      <text:p text:style-name="P52">El servidor devuelve:</text:p>
      <text:p text:style-name="P52">{“&lt;keys&gt;”: [{“ts”: &lt;epoch&gt;, “value”: “&lt;valor&gt;”}, {“ts”: &lt;epoch&gt;, “value”: “&lt;valor&gt;”}, ...]}</text:p>
      <text:p text:style-name="P44"/>
      <text:p text:style-name="P44"/>
      <text:p text:style-name="P44"/>
      <text:p text:style-name="P51"/>
      <text:h text:style-name="P26" text:outline-level="1"><text:bookmark-start text:name="__RefHeading___Toc337_2541162296"/><text:soft-page-break/>Modelo<text:span text:style-name="T27">s</text:span> de datos<text:bookmark-end text:name="__RefHeading___Toc337_2541162296"/></text:h>
      <text:h text:style-name="P29" text:outline-level="2"><text:bookmark-start text:name="__RefHeading___Toc339_2541162296"/>Networks<text:bookmark-end text:name="__RefHeading___Toc339_2541162296"/></text:h>
      <table:table table:name="ModeloNetwork" table:style-name="ModeloNetwork">
        <table:table-column table:style-name="ModeloNetwork.A"/>
        <table:table-row>
          <table:table-cell table:style-name="ModeloNetwork.A1" office:value-type="string">
            <text:p text:style-name="P8">Networks</text:p>
          </table:table-cell>
        </table:table-row>
        <table:table-row>
          <table:table-cell table:style-name="ModeloNetwork.A2" office:value-type="string">
            <text:list text:style-name="L2">
              <text:list-item>
                <text:p text:style-name="P35">‘‘<text:span text:style-name="T11">id_net</text:span>’’: <text:span text:style-name="T11">Int, PubK, Unique</text:span></text:p>
              </text:list-item>
              <text:list-item>
                <text:p text:style-name="P35">‘‘<text:span text:style-name="T11">name</text:span>’’: <text:span text:style-name="T11">String(50)</text:span></text:p>
              </text:list-item>
              <text:list-item>
                <text:p text:style-name="P35">‘‘<text:span text:style-name="T11">ip_red</text:span>’’: <text:span text:style-name="T11">String(20)</text:span></text:p>
              </text:list-item>
              <text:list-item>
                <text:p text:style-name="P35">‘‘<text:span text:style-name="T14">influx_net</text:span>’’: <text:span text:style-name="T14">String(20)</text:span></text:p>
              </text:list-item>
            </text:list>
          </table:table-cell>
        </table:table-row>
      </table:table>
      <text:p text:style-name="P22"/>
      <text:h text:style-name="P29" text:outline-level="2"><text:bookmark-start text:name="__RefHeading___Toc341_2541162296"/>Interfaces<text:bookmark-end text:name="__RefHeading___Toc341_2541162296"/></text:h>
      <table:table table:name="ModelInterfaces" table:style-name="ModelInterfaces">
        <table:table-column table:style-name="ModelInterfaces.A"/>
        <table:table-row>
          <table:table-cell table:style-name="ModelInterfaces.A1" office:value-type="string">
            <text:p text:style-name="P8">Interfaces</text:p>
          </table:table-cell>
        </table:table-row>
        <table:table-row>
          <table:table-cell table:style-name="ModelInterfaces.A2" office:value-type="string">
            <text:list text:style-name="L3">
              <text:list-item>
                <text:p text:style-name="P36">‘‘<text:span text:style-name="T13">id_if</text:span>’’: <text:span text:style-name="T13">Int, PubK, Unique</text:span></text:p>
              </text:list-item>
              <text:list-item>
                <text:p text:style-name="P36">‘‘name’’: String(<text:span text:style-name="T13">5</text:span>0)</text:p>
              </text:list-item>
              <text:list-item>
                <text:p text:style-name="P36">‘‘<text:span text:style-name="T13">host</text:span>’’: <text:span text:style-name="T13">String(20)</text:span></text:p>
              </text:list-item>
              <text:list-item>
                <text:p text:style-name="P36">‘‘ip_interface’’: String(20)</text:p>
              </text:list-item>
              <text:list-item>
                <text:p text:style-name="P36">‘‘<text:span text:style-name="T13">subnet_mask</text:span>’’: <text:span text:style-name="T13">Int (o String?)</text:span></text:p>
              </text:list-item>
              <text:list-item>
                <text:p text:style-name="P36">‘‘<text:span text:style-name="T14">influx_if</text:span>’’: <text:span text:style-name="T14">String(</text:span><text:span text:style-name="T15">20</text:span><text:span text:style-name="T14">)</text:span></text:p>
              </text:list-item>
            </text:list>
          </table:table-cell>
        </table:table-row>
      </table:table>
      <text:p text:style-name="P22"/>
      <text:h text:style-name="Heading_20_2" text:outline-level="2"><text:bookmark-start text:name="__RefHeading___Toc463_2598512211"/>Forecast<text:bookmark-end text:name="__RefHeading___Toc463_2598512211"/></text:h>
      <table:table table:name="ModelForecast" table:style-name="ModelForecast">
        <table:table-column table:style-name="ModelForecast.A"/>
        <table:table-row>
          <table:table-cell table:style-name="ModelForecast.A1" office:value-type="string">
            <text:p text:style-name="P38">Forecasts</text:p>
          </table:table-cell>
        </table:table-row>
        <table:table-row>
          <table:table-cell table:style-name="ModelForecast.A2" office:value-type="string">
            <text:list xml:id="list2967846764" text:style-name="L6">
              <text:list-item>
                <text:p text:style-name="P41">‘‘<text:span text:style-name="T22">id_fore</text:span>’’: <text:span text:style-name="T22">Int, PubK, Unique</text:span></text:p>
              </text:list-item>
              <text:list-item>
                <text:p text:style-name="P41">‘‘<text:span text:style-name="T22">id_net</text:span>’’: <text:span text:style-name="T22">Int</text:span></text:p>
              </text:list-item>
              <text:list-item>
                <text:p text:style-name="P41">“<text:span text:style-name="T31">result</text:span>”: <text:span text:style-name="T31">String(20)</text:span></text:p>
              </text:list-item>
            </text:list>
          </table:table-cell>
        </table:table-row>
      </table:table>
      <text:p text:style-name="P22"/>
      <text:p text:style-name="P22"/>
      <text:h text:style-name="P27" text:outline-level="1"/>
      <text:p text:style-name="P47"/>
      <text:p text:style-name="P47"/>
      <text:p text:style-name="P47"/>
      <text:h text:style-name="P27" text:outline-level="1"><text:bookmark-start text:name="__RefHeading___Toc465_2598512211"/>Ref<text:span text:style-name="T23">erence</text:span> links<text:bookmark-end text:name="__RefHeading___Toc465_2598512211"/></text:h>
      <text:list xml:id="list935362816" text:style-name="L5">
        <text:list-item>
          <text:p text:style-name="P49"><text:a xlink:type="simple" xlink:href="https://blog.stoplight.io/crud-api-design" text:style-name="Internet_20_link" text:visited-style-name="Visited_20_Internet_20_Link">https://blog.stoplight.io/crud-api-design</text:a></text:p>
          <text:p text:style-name="P49"/>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5:37:26.271683737</meta:creation-date>
    <dc:date>2022-10-11T11:14:55.301116111</dc:date>
    <meta:editing-duration>PT5H18M35S</meta:editing-duration>
    <meta:editing-cycles>57</meta:editing-cycles>
    <meta:generator>LibreOffice/7.4.1.2$Linux_X86_64 LibreOffice_project/40$Build-2</meta:generator>
    <meta:document-statistic meta:table-count="6" meta:image-count="0" meta:object-count="0" meta:page-count="7" meta:paragraph-count="160" meta:word-count="799" meta:character-count="5824" meta:non-whitespace-character-count="5211"/>
  </office:meta>
</office:document-meta>
</file>